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2.97mm" svg:height="159.1mm" svg:x="1.95mm" svg:y="37.46mm">
            <draw:object draw:notify-on-update-of-ranges="Sheet1.A2:Sheet1.A3 Sheet1.A4:Sheet1.A8 Sheet1.B2:Sheet1.B3 Sheet1.B4:Sheet1.B8 Sheet1.A2:Sheet1.A3 Sheet1.A4:Sheet1.A8 Sheet1.C2:Sheet1.C3 Sheet1.C4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File size vs execution tim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tex </text:p>
          </table:table-cell>
          <table:table-cell office:value-type="string" calcext:value-type="string">
            <text:p>No Lock</text:p>
          </table:table-cell>
        </table:table-row>
        <table:table-row table:style-name="ro1">
          <table:table-cell office:value-type="string" calcext:value-type="string">
            <text:p>Size (Bytes)</text:p>
          </table:table-cell>
          <table:table-cell table:number-columns-repeated="2" office:value-type="string" calcext:value-type="string">
            <text:p>Time (us)</text:p>
          </table:table-cell>
        </table:table-row>
        <table:table-row table:style-name="ro1">
          <table:table-cell table:style-name="ce1" table:formula="of:=10 * 2^10" office:value-type="float" office:value="10240" calcext:value-type="float">
            <text:p>10240</text:p>
          </table:table-cell>
          <table:table-cell office:value-type="float" office:value="2094" calcext:value-type="float">
            <text:p>209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table:formula="of:=100 * 2^10" office:value-type="float" office:value="102400" calcext:value-type="float">
            <text:p>102400</text:p>
          </table:table-cell>
          <table:table-cell office:value-type="float" office:value="13338" calcext:value-type="float">
            <text:p>13338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1">
          <table:table-cell table:formula="of:=500 * 2 ^10" office:value-type="float" office:value="512000" calcext:value-type="float">
            <text:p>512000</text:p>
          </table:table-cell>
          <table:table-cell office:value-type="float" office:value="47318" calcext:value-type="float">
            <text:p>47318</text:p>
          </table:table-cell>
          <table:table-cell office:value-type="float" office:value="46759" calcext:value-type="float">
            <text:p>46759</text:p>
          </table:table-cell>
        </table:table-row>
        <table:table-row table:style-name="ro1">
          <table:table-cell table:formula="of:= 1 * 2^20" office:value-type="float" office:value="1048576" calcext:value-type="float">
            <text:p>1048576</text:p>
          </table:table-cell>
          <table:table-cell office:value-type="float" office:value="97708" calcext:value-type="float">
            <text:p>97708</text:p>
          </table:table-cell>
          <table:table-cell office:value-type="float" office:value="92625" calcext:value-type="float">
            <text:p>92625</text:p>
          </table:table-cell>
        </table:table-row>
        <table:table-row table:style-name="ro1">
          <table:table-cell table:formula="of:= 2 * 2 ^ 20" office:value-type="float" office:value="2097152" calcext:value-type="float">
            <text:p>2097152</text:p>
          </table:table-cell>
          <table:table-cell office:value-type="float" office:value="182099" calcext:value-type="float">
            <text:p>182099</text:p>
          </table:table-cell>
          <table:table-cell office:value-type="float" office:value="181521" calcext:value-type="float">
            <text:p>181521</text:p>
          </table:table-cell>
        </table:table-row>
      </table:table>
      <table:table table:name="Sheet2" table:style-name="ta1">
        <table:shapes>
          <draw:frame draw:z-index="0" draw:style-name="gr1" draw:text-style-name="P1" svg:width="246.7mm" svg:height="171.85mm" svg:x="1.12mm" svg:y="32.67mm">
            <draw:object draw:notify-on-update-of-ranges="Sheet2.A2:Sheet2.A3 Sheet2.A4:Sheet2.A7 Sheet2.B2:Sheet2.B3 Sheet2.B4:Sheet2.B7 Sheet2.A2:Sheet2.A3 Sheet2.A4:Sheet2.A7 Sheet2.C2:Sheet2.C3 Sheet2.C4:Sheet2.C7 Sheet2.A2:Sheet2.A3 Sheet2.A4:Sheet2.A7 Sheet2.D2:Sheet2.D3 Sheet2.D4:Sheet2.D7 Sheet2.A2:Sheet2.A3 Sheet2.A4:Sheet2.A7 Sheet2.E2:Sheet2.E3 Sheet2.E4:Sheet2.E7 Sheet2.A2:Sheet2.A3 Sheet2.A4:Sheet2.A7 Sheet2.F2:Sheet2.F3 Sheet2.F4:Sheet2.F7 Sheet2.A2:Sheet2.A3 Sheet2.A4:Sheet2.A7 Sheet2.G2:Sheet2.G3 Sheet2.G4:Sheet2.G7 Sheet2.A2:Sheet2.A3 Sheet2.A4:Sheet2.A7 Sheet2.H2:Sheet2.H3 Sheet2.H4:Sheet2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 table:number-columns-spanned="2" table:number-rows-spanned="1">
            <text:p>Buffer Count vs Execution time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128 Size</text:p>
          </table:table-cell>
          <table:table-cell office:value-type="string" calcext:value-type="string">
            <text:p>256 Size</text:p>
          </table:table-cell>
          <table:table-cell office:value-type="string" calcext:value-type="string">
            <text:p>512 Size</text:p>
          </table:table-cell>
          <table:table-cell office:value-type="string" calcext:value-type="string">
            <text:p>1024 Size</text:p>
          </table:table-cell>
          <table:table-cell office:value-type="string" calcext:value-type="string">
            <text:p>2048 Size</text:p>
          </table:table-cell>
          <table:table-cell office:value-type="string" calcext:value-type="string">
            <text:p>4096 Size</text:p>
          </table:table-cell>
          <table:table-cell office:value-type="string" calcext:value-type="string">
            <text:p>8192 Siz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285" calcext:value-type="float">
            <text:p>47285</text:p>
          </table:table-cell>
          <table:table-cell office:value-type="float" office:value="46984" calcext:value-type="float">
            <text:p>46984</text:p>
          </table:table-cell>
          <table:table-cell office:value-type="float" office:value="46655" calcext:value-type="float">
            <text:p>46655</text:p>
          </table:table-cell>
          <table:table-cell office:value-type="float" office:value="47033" calcext:value-type="float">
            <text:p>47033</text:p>
          </table:table-cell>
          <table:table-cell office:value-type="float" office:value="46857" calcext:value-type="float">
            <text:p>46857</text:p>
          </table:table-cell>
          <table:table-cell office:value-type="float" office:value="46216" calcext:value-type="float">
            <text:p>46216</text:p>
          </table:table-cell>
          <table:table-cell office:value-type="float" office:value="46651" calcext:value-type="float">
            <text:p>4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27" calcext:value-type="float">
            <text:p>47027</text:p>
          </table:table-cell>
          <table:table-cell office:value-type="float" office:value="46545" calcext:value-type="float">
            <text:p>46545</text:p>
          </table:table-cell>
          <table:table-cell office:value-type="float" office:value="46726" calcext:value-type="float">
            <text:p>46726</text:p>
          </table:table-cell>
          <table:table-cell office:value-type="float" office:value="47002" calcext:value-type="float">
            <text:p>47002</text:p>
          </table:table-cell>
          <table:table-cell office:value-type="float" office:value="46429" calcext:value-type="float">
            <text:p>46429</text:p>
          </table:table-cell>
          <table:table-cell office:value-type="float" office:value="46398" calcext:value-type="float">
            <text:p>46398</text:p>
          </table:table-cell>
          <table:table-cell office:value-type="float" office:value="46289" calcext:value-type="float">
            <text:p>46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18" calcext:value-type="float">
            <text:p>47318</text:p>
          </table:table-cell>
          <table:table-cell office:value-type="float" office:value="46660" calcext:value-type="float">
            <text:p>46660</text:p>
          </table:table-cell>
          <table:table-cell office:value-type="float" office:value="46393" calcext:value-type="float">
            <text:p>46393</text:p>
          </table:table-cell>
          <table:table-cell office:value-type="float" office:value="46690" calcext:value-type="float">
            <text:p>46690</text:p>
          </table:table-cell>
          <table:table-cell office:value-type="float" office:value="47030" calcext:value-type="float">
            <text:p>47030</text:p>
          </table:table-cell>
          <table:table-cell office:value-type="float" office:value="46555" calcext:value-type="float">
            <text:p>46555</text:p>
          </table:table-cell>
          <table:table-cell office:value-type="float" office:value="46496" calcext:value-type="float">
            <text:p>46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617" calcext:value-type="float">
            <text:p>47617</text:p>
          </table:table-cell>
          <table:table-cell office:value-type="float" office:value="46646" calcext:value-type="float">
            <text:p>46646</text:p>
          </table:table-cell>
          <table:table-cell office:value-type="float" office:value="46300" calcext:value-type="float">
            <text:p>46300</text:p>
          </table:table-cell>
          <table:table-cell office:value-type="float" office:value="46436" calcext:value-type="float">
            <text:p>46436</text:p>
          </table:table-cell>
          <table:table-cell office:value-type="float" office:value="47737" calcext:value-type="float">
            <text:p>47737</text:p>
          </table:table-cell>
          <table:table-cell office:value-type="float" office:value="46564" calcext:value-type="float">
            <text:p>46564</text:p>
          </table:table-cell>
          <table:table-cell office:value-type="float" office:value="46326" calcext:value-type="float">
            <text:p>46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59:09.823235956</meta:creation-date>
    <dc:date>2015-11-11T16:13:39.141261332</dc:date>
    <meta:editing-duration>PT11M53S</meta:editing-duration>
    <meta:editing-cycles>1</meta:editing-cycles>
    <meta:document-statistic meta:table-count="2" meta:cell-count="63" meta:object-count="2"/>
    <meta:generator>LibreOffice/4.4.4.3$Linux_X86_64 LibreOffice_project/4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98cm" svg:height="15.911cm" xlink:href=".." xlink:type="simple" chart:class="chart:scatter" chart:style-name="ch1">
        <chart:title svg:x="8.999cm" svg:y="0.454cm" chart:style-name="ch2">
          <text:p>File Size vs Execution time</text:p>
        </chart:title>
        <chart:legend chart:legend-position="end" svg:x="19.202cm" svg:y="7.407cm" style:legend-expansion="high" chart:style-name="ch3"/>
        <chart:plot-area chart:style-name="ch4" table:cell-range-address="Sheet1.A2:Sheet1.C8" chart:data-source-has-labels="row" svg:x="0.465cm" svg:y="1.551cm" svg:width="18.272cm" svg:height="13.061cm">
          <chartooo:coordinate-region svg:x="1.642cm" svg:y="1.75cm" svg:width="16.26cm" svg:height="12.215cm"/>
          <chart:axis chart:dimension="x" chart:name="primary-x" chart:style-name="ch5">
            <chart:title svg:x="8.393cm" svg:y="14.93cm" chart:style-name="ch6">
              <text:p>File Size (Byte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8" chart:label-cell-address="Sheet1.B2:Sheet1.B3" chart:class="chart:scatter">
            <chart:domain table:cell-range-address="Sheet1.A4:Sheet1.A8"/>
            <chart:data-point chart:repeated="5"/>
          </chart:series>
          <chart:series chart:style-name="ch9" chart:values-cell-range-address="Sheet1.C4:Sheet1.C8" chart:label-cell-address="Sheet1.C2:Sheet1.C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tex  Time (us)</text:p>
                <text:list>
                  <text:list-item>
                    <text:p>Mutex </text:p>
                  </text:list-item>
                  <text:list-item>
                    <text:p>Time (us)</text:p>
                  </text:list-item>
                </text:list>
                <draw:g>
                  <svg:desc>Sheet1.B2:Sheet1.B3</svg:desc>
                </draw:g>
              </table:table-cell>
              <table:table-cell office:value-type="string">
                <text:p>No Lock Time (us)</text:p>
                <text:list>
                  <text:list-item>
                    <text:p>No Lock</text:p>
                  </text:list-item>
                  <text:list-item>
                    <text:p>Time (us)</text:p>
                  </text:list-item>
                </text:list>
                <draw:g>
                  <svg:desc>Sheet1.C2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0">
                <text:p>10240</text:p>
                <draw:g>
                  <svg:desc>Sheet1.A4:Sheet1.A8</svg:desc>
                </draw:g>
              </table:table-cell>
              <table:table-cell office:value-type="float" office:value="2094">
                <text:p>2094</text:p>
                <draw:g>
                  <svg:desc>Sheet1.B4:Sheet1.B8</svg:desc>
                </draw:g>
              </table:table-cell>
              <table:table-cell office:value-type="float" office:value="2006">
                <text:p>2006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00">
                <text:p>102400</text:p>
              </table:table-cell>
              <table:table-cell office:value-type="float" office:value="13338">
                <text:p>13338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000">
                <text:p>512000</text:p>
              </table:table-cell>
              <table:table-cell office:value-type="float" office:value="47318">
                <text:p>47318</text:p>
              </table:table-cell>
              <table:table-cell office:value-type="float" office:value="46759">
                <text:p>46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97708">
                <text:p>97708</text:p>
              </table:table-cell>
              <table:table-cell office:value-type="float" office:value="92625">
                <text:p>92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7152">
                <text:p>2097152</text:p>
              </table:table-cell>
              <table:table-cell office:value-type="float" office:value="182099">
                <text:p>182099</text:p>
              </table:table-cell>
              <table:table-cell office:value-type="float" office:value="181521">
                <text:p>181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71cm" svg:height="17.186cm" xlink:href=".." xlink:type="simple" chart:class="chart:scatter" chart:style-name="ch1">
        <chart:title svg:x="9.341cm" svg:y="0.479cm" chart:style-name="ch2">
          <text:p>Buffer count vs Execution time</text:p>
        </chart:title>
        <chart:legend chart:legend-position="end" svg:x="21.687cm" svg:y="6.8cm" style:legend-expansion="high" chart:style-name="ch3"/>
        <chart:plot-area chart:style-name="ch4" table:cell-range-address="Sheet2.A2:Sheet2.H7" chart:data-source-has-labels="row" svg:x="1.504cm" svg:y="1.601cm" svg:width="19.69cm" svg:height="14.261cm">
          <chartooo:coordinate-region svg:x="2.681cm" svg:y="1.8cm" svg:width="18.233cm" svg:height="13.415cm"/>
          <chart:axis chart:dimension="x" chart:name="primary-x" chart:style-name="ch5">
            <chart:title svg:x="9.995cm" svg:y="16.205cm" chart:style-name="ch6">
              <text:p>Number of buffers</text:p>
            </chart:title>
          </chart:axis>
          <chart:axis chart:dimension="y" chart:name="primary-y" chart:style-name="ch5">
            <chart:title svg:x="0.451cm" svg:y="9.476cm" chart:style-name="ch7">
              <text:p>Time (us)</text:p>
            </chart:title>
            <chart:grid chart:style-name="ch8" chart:class="major"/>
          </chart:axis>
          <chart:series chart:style-name="ch9" chart:values-cell-range-address="Sheet2.B4:Sheet2.B7" chart:label-cell-address="Sheet2.B2:Sheet2.B3" chart:class="chart:scatter">
            <chart:domain table:cell-range-address="Sheet2.A4:Sheet2.A7"/>
            <chart:data-point chart:repeated="4"/>
          </chart:series>
          <chart:series chart:style-name="ch10" chart:values-cell-range-address="Sheet2.C4:Sheet2.C7" chart:label-cell-address="Sheet2.C2:Sheet2.C3" chart:class="chart:scatter">
            <chart:data-point chart:repeated="4"/>
          </chart:series>
          <chart:series chart:style-name="ch11" chart:values-cell-range-address="Sheet2.D4:Sheet2.D7" chart:label-cell-address="Sheet2.D2:Sheet2.D3" chart:class="chart:scatter">
            <chart:data-point chart:repeated="4"/>
          </chart:series>
          <chart:series chart:style-name="ch12" chart:values-cell-range-address="Sheet2.E4:Sheet2.E7" chart:label-cell-address="Sheet2.E2:Sheet2.E3" chart:class="chart:scatter">
            <chart:data-point chart:repeated="4"/>
          </chart:series>
          <chart:series chart:style-name="ch13" chart:values-cell-range-address="Sheet2.F4:Sheet2.F7" chart:label-cell-address="Sheet2.F2:Sheet2.F3" chart:class="chart:scatter">
            <chart:data-point chart:repeated="4"/>
          </chart:series>
          <chart:series chart:style-name="ch14" chart:values-cell-range-address="Sheet2.G4:Sheet2.G7" chart:label-cell-address="Sheet2.G2:Sheet2.G3" chart:class="chart:scatter">
            <chart:data-point chart:repeated="4"/>
          </chart:series>
          <chart:series chart:style-name="ch15" chart:values-cell-range-address="Sheet2.H4:Sheet2.H7" chart:label-cell-address="Sheet2.H2:Sheet2.H3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28 Size</text:p>
                <text:list>
                  <text:list-item>
                    <text:p>128 Size</text:p>
                  </text:list-item>
                  <text:list-item>
                    <text:p/>
                  </text:list-item>
                </text:list>
                <draw:g>
                  <svg:desc>Sheet2.B2:Sheet2.B3</svg:desc>
                </draw:g>
              </table:table-cell>
              <table:table-cell office:value-type="string">
                <text:p>256 Size</text:p>
                <text:list>
                  <text:list-item>
                    <text:p>256 Size</text:p>
                  </text:list-item>
                  <text:list-item>
                    <text:p/>
                  </text:list-item>
                </text:list>
                <draw:g>
                  <svg:desc>Sheet2.C2:Sheet2.C3</svg:desc>
                </draw:g>
              </table:table-cell>
              <table:table-cell office:value-type="string">
                <text:p>512 Size</text:p>
                <text:list>
                  <text:list-item>
                    <text:p>512 Size</text:p>
                  </text:list-item>
                  <text:list-item>
                    <text:p/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1024 Size</text:p>
                <text:list>
                  <text:list-item>
                    <text:p>1024 Size</text:p>
                  </text:list-item>
                  <text:list-item>
                    <text:p/>
                  </text:list-item>
                </text:list>
                <draw:g>
                  <svg:desc>Sheet2.E2:Sheet2.E3</svg:desc>
                </draw:g>
              </table:table-cell>
              <table:table-cell office:value-type="string">
                <text:p>2048 Size</text:p>
                <text:list>
                  <text:list-item>
                    <text:p>2048 Size</text:p>
                  </text:list-item>
                  <text:list-item>
                    <text:p/>
                  </text:list-item>
                </text:list>
                <draw:g>
                  <svg:desc>Sheet2.F2:Sheet2.F3</svg:desc>
                </draw:g>
              </table:table-cell>
              <table:table-cell office:value-type="string">
                <text:p>4096 Size</text:p>
                <text:list>
                  <text:list-item>
                    <text:p>4096 Size</text:p>
                  </text:list-item>
                  <text:list-item>
                    <text:p/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8192 Size</text:p>
                <text:list>
                  <text:list-item>
                    <text:p>8192 Size</text:p>
                  </text:list-item>
                  <text:list-item>
                    <text:p/>
                  </text:list-item>
                </text:list>
                <draw:g>
                  <svg:desc>Sheet2.H2:Sheet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4:Sheet2.A7</svg:desc>
                </draw:g>
              </table:table-cell>
              <table:table-cell office:value-type="float" office:value="47285">
                <text:p>47285</text:p>
                <draw:g>
                  <svg:desc>Sheet2.B4:Sheet2.B7</svg:desc>
                </draw:g>
              </table:table-cell>
              <table:table-cell office:value-type="float" office:value="46984">
                <text:p>46984</text:p>
                <draw:g>
                  <svg:desc>Sheet2.C4:Sheet2.C7</svg:desc>
                </draw:g>
              </table:table-cell>
              <table:table-cell office:value-type="float" office:value="46655">
                <text:p>46655</text:p>
                <draw:g>
                  <svg:desc>Sheet2.D4:Sheet2.D7</svg:desc>
                </draw:g>
              </table:table-cell>
              <table:table-cell office:value-type="float" office:value="47033">
                <text:p>47033</text:p>
                <draw:g>
                  <svg:desc>Sheet2.E4:Sheet2.E7</svg:desc>
                </draw:g>
              </table:table-cell>
              <table:table-cell office:value-type="float" office:value="46857">
                <text:p>46857</text:p>
                <draw:g>
                  <svg:desc>Sheet2.F4:Sheet2.F7</svg:desc>
                </draw:g>
              </table:table-cell>
              <table:table-cell office:value-type="float" office:value="46216">
                <text:p>46216</text:p>
                <draw:g>
                  <svg:desc>Sheet2.G4:Sheet2.G7</svg:desc>
                </draw:g>
              </table:table-cell>
              <table:table-cell office:value-type="float" office:value="46651">
                <text:p>46651</text:p>
                <draw:g>
                  <svg:desc>Sheet2.H4:Sheet2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7027">
                <text:p>47027</text:p>
              </table:table-cell>
              <table:table-cell office:value-type="float" office:value="46545">
                <text:p>46545</text:p>
              </table:table-cell>
              <table:table-cell office:value-type="float" office:value="46726">
                <text:p>46726</text:p>
              </table:table-cell>
              <table:table-cell office:value-type="float" office:value="47002">
                <text:p>47002</text:p>
              </table:table-cell>
              <table:table-cell office:value-type="float" office:value="46429">
                <text:p>46429</text:p>
              </table:table-cell>
              <table:table-cell office:value-type="float" office:value="46398">
                <text:p>46398</text:p>
              </table:table-cell>
              <table:table-cell office:value-type="float" office:value="46289">
                <text:p>46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7318">
                <text:p>47318</text:p>
              </table:table-cell>
              <table:table-cell office:value-type="float" office:value="46660">
                <text:p>46660</text:p>
              </table:table-cell>
              <table:table-cell office:value-type="float" office:value="46393">
                <text:p>46393</text:p>
              </table:table-cell>
              <table:table-cell office:value-type="float" office:value="46690">
                <text:p>46690</text:p>
              </table:table-cell>
              <table:table-cell office:value-type="float" office:value="47030">
                <text:p>47030</text:p>
              </table:table-cell>
              <table:table-cell office:value-type="float" office:value="46555">
                <text:p>46555</text:p>
              </table:table-cell>
              <table:table-cell office:value-type="float" office:value="46496">
                <text:p>4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7617">
                <text:p>47617</text:p>
              </table:table-cell>
              <table:table-cell office:value-type="float" office:value="46646">
                <text:p>46646</text:p>
              </table:table-cell>
              <table:table-cell office:value-type="float" office:value="46300">
                <text:p>46300</text:p>
              </table:table-cell>
              <table:table-cell office:value-type="float" office:value="46436">
                <text:p>46436</text:p>
              </table:table-cell>
              <table:table-cell office:value-type="float" office:value="47737">
                <text:p>47737</text:p>
              </table:table-cell>
              <table:table-cell office:value-type="float" office:value="46564">
                <text:p>46564</text:p>
              </table:table-cell>
              <table:table-cell office:value-type="float" office:value="46326">
                <text:p>46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